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able_20_Contents">
      <style:text-properties style:font-name="Liberation Mono1" fo:font-size="12pt" officeooo:paragraph-rsid="005b8ac8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Contents_20_Heading">
      <style:text-properties style:font-name="Liberation Sans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Heading_20_2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fc6d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14131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6b0b3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b9c55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3fb8a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3c199c" officeooo:paragraph-rsid="003c199c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paragraph-rsid="0060923b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05fbb7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60923b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cm" fo:margin-right="0cm" fo:line-height="115%" fo:text-indent="-1cm" style:auto-text-indent="false" style:page-number="auto" fo:background-color="transparent"/>
      <style:text-properties fo:color="#808080" loext:opacity="100%" style:font-name="Liberation Sans" fo:font-size="14pt" fo:font-weight="normal" officeooo:rsid="0060923b" officeooo:paragraph-rsid="005fbb79" style:font-name-asian="Songti SC" style:font-size-asian="14pt" style:font-weight-asian="normal" style:font-name-complex="Arial Unicode MS1" style:font-size-complex="14pt" style:font-weight-complex="normal"/>
    </style:style>
    <style:style style:name="P18" style:family="paragraph" style:parent-style-name="Heading_20_2">
      <style:text-properties officeooo:paragraph-rsid="005fbb7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72560b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734f4e"/>
    </style:style>
    <style:style style:name="T1" style:family="text">
      <style:text-properties style:font-name="Liberation Mono1" fo:font-size="10pt" officeooo:rsid="0017c22f" style:font-size-asian="10pt" style:font-size-complex="10pt"/>
    </style:style>
    <style:style style:name="T2" style:family="text">
      <style:text-properties fo:color="#808080" loext:opacity="100%" style:font-name="Liberation Mono1" fo:font-size="9pt" officeooo:rsid="00459872" style:font-size-asian="9pt" style:font-size-complex="9pt"/>
    </style:style>
    <style:style style:name="T3" style:family="text">
      <style:text-properties fo:color="#808080" loext:opacity="100%" style:font-name="Liberation Mono1" fo:font-weight="bold" style:font-weight-asian="bold" style:font-weight-complex="bold"/>
    </style:style>
    <style:style style:name="T4" style:family="text">
      <style:text-properties fo:color="#808080" loext:opacity="100%" style:font-name="Liberation Sans" fo:font-size="14pt" fo:font-weight="normal" officeooo:rsid="005ba20f" style:font-size-asian="14pt" style:font-weight-asian="normal" style:font-size-complex="14pt" style:font-weight-complex="normal"/>
    </style:style>
    <style:style style:name="T5" style:family="text">
      <style:text-properties fo:color="#808080" loext:opacity="100%" style:font-name="Liberation Sans" fo:font-size="14pt" fo:font-weight="normal" officeooo:rsid="005fbb79" style:font-size-asian="14pt" style:font-weight-asian="normal" style:font-size-complex="14pt" style:font-weight-complex="normal"/>
    </style:style>
    <style:style style:name="T6" style:family="text">
      <style:text-properties fo:color="#808080" loext:opacity="100%" style:font-name="Liberation Sans" fo:font-size="14pt" fo:font-weight="normal" officeooo:rsid="005fbb79" style:font-name-asian="Songti SC" style:font-size-asian="14pt" style:font-weight-asian="normal" style:font-name-complex="Arial Unicode MS1" style:font-size-complex="14pt" style:font-weight-complex="normal"/>
    </style:style>
    <style:style style:name="T7" style:family="text">
      <style:text-properties fo:color="#808080" loext:opacity="100%" style:font-name="Liberation Sans" fo:font-size="14pt" fo:font-weight="normal" officeooo:rsid="0060923b" style:font-name-asian="Songti SC" style:font-size-asian="14pt" style:font-weight-asian="normal" style:font-name-complex="Arial Unicode MS1" style:font-size-complex="14pt" style:font-weight-complex="normal"/>
    </style:style>
    <style:style style:name="T8" style:family="text">
      <style:text-properties fo:font-size="9pt" officeooo:rsid="0017c22f" style:font-size-asian="9pt" style:font-size-complex="9pt"/>
    </style:style>
    <style:style style:name="T9" style:family="text">
      <style:text-properties fo:font-size="10pt" officeooo:rsid="001d7d27" style:font-size-asian="10pt" style:font-size-complex="10pt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0pt" officeooo:rsid="0017c22f" style:font-size-asian="10pt" style:font-size-complex="10pt"/>
    </style:style>
    <style:style style:name="T12" style:family="text">
      <style:text-properties style:font-name="Liberation Sans" officeooo:rsid="001060a3"/>
    </style:style>
    <style:style style:name="T13" style:family="text">
      <style:text-properties style:font-name="Liberation Sans" fo:font-size="11pt" fo:font-style="normal" style:font-size-asian="11pt" style:font-size-complex="11pt"/>
    </style:style>
    <style:style style:name="T14" style:family="text">
      <style:text-properties style:font-name="Liberation Sans" fo:font-size="11pt" style:font-size-asian="11pt" style:font-size-complex="11pt"/>
    </style:style>
    <style:style style:name="T15" style:family="text">
      <style:text-properties fo:font-variant="normal" fo:text-transform="none" fo:color="#808080" loext:opacity="100%" fo:font-size="11pt" fo:letter-spacing="normal" fo:font-style="normal" fo:font-weight="bold" officeooo:rsid="000949d1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9ed4c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aa117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060a3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308c54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324429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3e8b45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0ed57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47206e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b31f8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2b9c55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308c54" style:font-size-asian="11pt" style:font-size-complex="11pt"/>
    </style:style>
    <style:style style:name="T27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1" style:font-size-complex="11pt" style:font-weight-complex="bold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b9c55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d0817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060a3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ed4eb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0ed57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08c54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1db91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24429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357f3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5b390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71189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7abd6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34c6f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fd86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d3972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77a0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5646a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70169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af8fb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25534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41762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49e19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9872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7206e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7ebf3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87ac6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31f8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b8f0f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ae9d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6084f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c94e7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e8af3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fc6dd" style:font-size-asian="11pt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14131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31b14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7fcab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987a2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ce745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63613" style:font-size-asian="11pt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32af5" style:font-size-asian="11pt" style:font-size-complex="11pt"/>
    </style:style>
    <style:style style:name="T6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b8079" style:font-size-asian="11pt" style:font-size-complex="11pt"/>
    </style:style>
    <style:style style:name="T6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de8ed" style:font-size-asian="11pt" style:font-size-complex="11pt"/>
    </style:style>
    <style:style style:name="T7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3a4c" style:font-size-asian="11pt" style:font-size-complex="11pt"/>
    </style:style>
    <style:style style:name="T7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34f4e" style:font-size-asian="11pt" style:font-size-complex="11pt"/>
    </style:style>
    <style:style style:name="T7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53fd2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41762" fo:background-color="#ffefd5" loext:char-shading-value="0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25534" fo:background-color="#ffefd5" loext:char-shading-value="0" style:font-size-asian="11pt" style:font-size-complex="11pt"/>
    </style:style>
    <style:style style:name="T7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060a3" fo:background-color="#ffefd5" loext:char-shading-value="0" style:font-size-asian="11pt" style:font-size-complex="11pt"/>
    </style:style>
    <style:style style:name="T76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3357f3" style:font-size-asian="11pt" style:font-style-asian="italic" style:font-size-complex="11pt" style:font-style-complex="italic"/>
    </style:style>
    <style:style style:name="T77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371189" style:font-size-asian="11pt" style:font-style-asian="italic" style:font-size-complex="11pt" style:font-style-complex="italic"/>
    </style:style>
    <style:style style:name="T78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0ed57" style:font-size-asian="11pt" style:font-style-asian="italic" style:font-size-complex="11pt" style:font-style-complex="italic"/>
    </style:style>
    <style:style style:name="T79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37abd6" style:font-size-asian="11pt" style:font-style-asian="italic" style:font-size-complex="11pt" style:font-style-complex="italic"/>
    </style:style>
    <style:style style:name="T80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41762" style:font-size-asian="11pt" style:font-style-asian="italic" style:font-size-complex="11pt" style:font-style-complex="italic"/>
    </style:style>
    <style:style style:name="T81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59872" style:font-size-asian="11pt" style:font-style-asian="italic" style:font-size-complex="11pt" style:font-style-complex="italic"/>
    </style:style>
    <style:style style:name="T82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060a3" style:font-size-asian="11pt" style:font-style-asian="italic" style:font-size-complex="11pt" style:font-style-complex="italic"/>
    </style:style>
    <style:style style:name="T83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5ce745" style:font-size-asian="11pt" style:font-style-asian="italic" style:font-size-complex="11pt" style:font-style-complex="italic"/>
    </style:style>
    <style:style style:name="T8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8bc1f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aa117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f77a0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d3972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70169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ae9d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6084f" style:font-size-asian="11pt" style:font-size-complex="11pt"/>
    </style:style>
    <style:style style:name="T9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531b14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b9c55" style:font-size-asian="11pt" style:font-size-complex="11pt"/>
    </style:style>
    <style:style style:name="T93" style:family="text">
      <style:text-properties fo:font-variant="normal" fo:text-transform="none" fo:color="#000000" loext:opacity="100%" style:font-name="Liberation Mono1" fo:font-size="11pt" fo:letter-spacing="normal" fo:language="es" fo:country="MX" fo:font-style="italic" fo:font-weight="normal" officeooo:rsid="000be63e" style:font-name-asian="Songti SC" style:font-size-asian="11pt" style:font-style-asian="italic" style:font-weight-asian="bold" style:font-name-complex="Arial Unicode MS1" style:font-size-complex="11pt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70169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9ed4c" style:font-size-asian="11pt" style:font-size-complex="11pt"/>
    </style:style>
    <style:style style:name="T9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a117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d3972" style:font-size-asian="11pt" style:font-size-complex="11pt"/>
    </style:style>
    <style:style style:name="T9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8bc1f" style:font-size-asian="11pt" style:font-size-complex="11pt"/>
    </style:style>
    <style:style style:name="T9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f77a0" style:font-size-asian="11pt" style:font-size-complex="11pt"/>
    </style:style>
    <style:style style:name="T10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f8fb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7ebf3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b8f0f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084f" style:font-size-asian="11pt" style:font-size-complex="11pt"/>
    </style:style>
    <style:style style:name="T10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ae9d" style:font-size-asian="11pt" style:font-size-complex="11pt"/>
    </style:style>
    <style:style style:name="T10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e8af3" style:font-size-asian="11pt" style:font-size-complex="11pt"/>
    </style:style>
    <style:style style:name="T10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fc6dd" style:font-size-asian="11pt" style:font-size-complex="11pt"/>
    </style:style>
    <style:style style:name="T10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060a3" style:font-size-asian="11pt" style:font-size-complex="11pt"/>
    </style:style>
    <style:style style:name="T10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25534" style:font-size-asian="11pt" style:font-size-complex="11pt"/>
    </style:style>
    <style:style style:name="T10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f9336" style:font-size-asian="11pt" style:font-size-complex="11pt"/>
    </style:style>
    <style:style style:name="T11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dddbf" style:font-size-asian="11pt" style:font-size-complex="11pt"/>
    </style:style>
    <style:style style:name="T11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d4930" style:font-size-asian="11pt" style:font-size-complex="11pt"/>
    </style:style>
    <style:style style:name="T11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df389" style:font-size-asian="11pt" style:font-size-complex="11pt"/>
    </style:style>
    <style:style style:name="T11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e8b45" style:font-size-asian="11pt" style:font-size-complex="11pt"/>
    </style:style>
    <style:style style:name="T11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c66e2" style:font-size-asian="11pt" style:font-size-complex="11pt"/>
    </style:style>
    <style:style style:name="T11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3fb8a" style:font-size-asian="11pt" style:font-size-complex="11pt"/>
    </style:style>
    <style:style style:name="T11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40886" style:font-size-asian="11pt" style:font-size-complex="11pt"/>
    </style:style>
    <style:style style:name="T117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3d4930" style:font-size-asian="11pt" style:font-style-asian="italic" style:font-size-complex="11pt" style:font-style-complex="italic"/>
    </style:style>
    <style:style style:name="T118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3df389" style:font-size-asian="11pt" style:font-style-asian="italic" style:font-size-complex="11pt" style:font-style-complex="italic"/>
    </style:style>
    <style:style style:name="T11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d333" style:font-name-asian="Songti SC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ec2012" style:font-name-asian="Songti SC" style:font-size-asian="11pt" style:font-weight-asian="bold" style:font-name-complex="Arial Unicode MS1" style:font-size-complex="11pt" style:font-weight-complex="bold"/>
    </style:style>
    <style:style style:name="T12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84c68" style:font-name-asian="Songti SC" style:font-size-asian="11pt" style:font-weight-asian="bold" style:font-name-complex="Arial Unicode MS1" style:font-size-complex="11pt" style:font-weight-complex="bold"/>
    </style:style>
    <style:style style:name="T12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0e1d8" style:font-name-asian="Songti SC" style:font-size-asian="11pt" style:font-weight-asian="bold" style:font-name-complex="Arial Unicode MS1" style:font-size-complex="11pt" style:font-weight-complex="bold"/>
    </style:style>
    <style:style style:name="T12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0be63e" style:font-name-asian="Songti SC" style:font-size-asian="11pt" style:font-weight-asian="bold" style:font-name-complex="Arial Unicode MS1" style:font-size-complex="11pt" style:font-weight-complex="bold"/>
    </style:style>
    <style:style style:name="T12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a1dc4" style:font-name-asian="Songti SC" style:font-size-asian="11pt" style:font-weight-asian="bold" style:font-name-complex="Arial Unicode MS1" style:font-size-complex="11pt" style:font-weight-complex="bold"/>
    </style:style>
    <style:style style:name="T12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fe4d7" style:font-name-asian="Songti SC" style:font-size-asian="11pt" style:font-weight-asian="bold" style:font-name-complex="Arial Unicode MS1" style:font-size-complex="11pt" style:font-weight-complex="bold"/>
    </style:style>
    <style:style style:name="T126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0be63e" style:font-name-asian="Songti SC" style:font-size-asian="11pt" style:font-style-asian="italic" style:font-weight-asian="bold" style:font-name-complex="Arial Unicode MS1" style:font-size-complex="11pt" style:font-style-complex="italic" style:font-weight-complex="bold"/>
    </style:style>
    <style:style style:name="T127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060a3" style:font-size-asian="18pt" style:font-weight-asian="bold" style:font-size-complex="18pt" style:font-weight-complex="bold"/>
    </style:style>
    <style:style style:name="T128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3c199c" style:font-size-asian="18pt" style:font-weight-asian="bold" style:font-size-complex="18pt" style:font-weight-complex="bold"/>
    </style:style>
    <style:style style:name="T129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64c454" style:font-size-asian="18pt" style:font-weight-asian="bold" style:font-size-complex="18pt" style:font-weight-complex="bold"/>
    </style:style>
    <style:style style:name="T130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64c454" style:font-name-asian="Songti SC" style:font-size-asian="18pt" style:font-weight-asian="bold" style:font-name-complex="Arial Unicode MS1" style:font-size-complex="18pt" style:font-weight-complex="bold"/>
    </style:style>
    <style:style style:name="T1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8bc1f" style:font-size-asian="11pt" style:font-size-complex="11pt"/>
    </style:style>
    <style:style style:name="T13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7206e" style:font-size-asian="11pt" style:font-weight-asian="normal" style:font-size-complex="11pt" style:font-weight-complex="normal"/>
    </style:style>
    <style:style style:name="T13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7ebf3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87ac6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c94e7" style:font-size-asian="11pt" style:font-weight-asian="normal" style:font-size-complex="11pt" style:font-weight-complex="normal"/>
    </style:style>
    <style:style style:name="T13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5c66e2" style:font-size-asian="11pt" style:font-weight-asian="normal" style:font-size-complex="11pt" style:font-weight-complex="normal"/>
    </style:style>
    <style:style style:name="T137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style:font-size-asian="11pt" style:font-weight-asian="normal" style:font-size-complex="11pt" style:font-weight-complex="normal"/>
    </style:style>
    <style:style style:name="T138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170169" style:font-size-asian="11pt" style:font-size-complex="11pt"/>
    </style:style>
    <style:style style:name="T139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1b31f8" style:font-size-asian="11pt" style:font-size-complex="11pt"/>
    </style:style>
    <style:style style:name="T140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2b9c55" style:font-size-asian="11pt" style:font-size-complex="11pt"/>
    </style:style>
    <style:style style:name="T141" style:family="text">
      <style:text-properties fo:font-variant="normal" fo:text-transform="none" fo:color="#000080" loext:opacity="100%" style:font-name="sans-serif" fo:font-size="11pt" fo:letter-spacing="normal" fo:font-style="italic" fo:font-weight="normal" officeooo:rsid="002b9c55" style:font-size-asian="11pt" style:font-style-asian="italic" style:font-size-complex="11pt" style:font-style-complex="italic"/>
    </style:style>
    <style:style style:name="T142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22ae9d" style:font-size-asian="11pt" style:font-size-complex="11pt"/>
    </style:style>
    <style:style style:name="T143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2b9c55" style:font-size-asian="11pt" style:font-size-complex="11pt"/>
    </style:style>
    <style:style style:name="T144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1" style:font-size-complex="11pt" style:font-weight-complex="bold"/>
    </style:style>
    <style:style style:name="T145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210aaf" style:font-name-asian="Songti SC" style:font-size-asian="11pt" style:font-weight-asian="bold" style:font-name-complex="Arial Unicode MS1" style:font-size-complex="11pt" style:font-weight-complex="bold"/>
    </style:style>
    <style:style style:name="T146" style:family="text">
      <style:text-properties fo:font-variant="normal" fo:text-transform="none" fo:color="#4169e1" loext:opacity="100%" style:font-name="Liberation Sans" fo:font-size="11pt" fo:letter-spacing="normal" fo:language="es" fo:country="MX" fo:font-style="normal" fo:font-weight="bold" officeooo:rsid="0070e1d8" style:font-name-asian="Songti SC" style:font-size-asian="11pt" style:font-weight-asian="bold" style:font-name-complex="Arial Unicode MS1" style:font-size-complex="11pt" style:font-weight-complex="bold"/>
    </style:style>
    <style:style style:name="T147" style:family="text">
      <style:text-properties fo:color="#4169e1" loext:opacity="100%" style:font-name="Liberation Sans" fo:font-size="10pt" fo:font-weight="bold" officeooo:rsid="001d7d27" style:font-size-asian="10pt" style:font-weight-asian="bold" style:font-size-complex="10pt" style:font-weight-complex="bold"/>
    </style:style>
    <style:style style:name="T148" style:family="text">
      <style:text-properties officeooo:rsid="005ba20f"/>
    </style:style>
    <style:style style:name="T149" style:family="text">
      <style:text-properties style:use-window-font-color="true" loext:opacity="0%" fo:font-size="11pt" style:font-size-asian="11pt" style:font-size-complex="11pt"/>
    </style:style>
    <style:style style:name="T150" style:family="text">
      <style:text-properties style:use-window-font-color="true" loext:opacity="0%" fo:font-size="11pt" officeooo:rsid="00633a4c" style:font-size-asian="11pt" style:font-size-complex="11pt"/>
    </style:style>
    <style:style style:name="T151" style:family="text">
      <style:text-properties style:use-window-font-color="true" loext:opacity="0%" fo:font-size="11pt" fo:font-style="italic" style:font-size-asian="11pt" style:font-size-complex="11pt"/>
    </style:style>
    <style:style style:name="T152" style:family="text">
      <style:text-properties style:use-window-font-color="true" loext:opacity="0%" fo:font-size="11pt" style:text-underline-style="none" style:font-size-asian="11pt" style:font-size-complex="11pt"/>
    </style:style>
    <style:style style:name="T153" style:family="text">
      <style:text-properties fo:font-size="11pt" style:text-underline-style="none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bookmark-start text:name="__RefHeading___Toc1661_1804902469"/><text:span text:style-name="T127">La </text:span><text:span text:style-name="T128">administración de </text:span><text:span text:style-name="T129">la </text:span><text:span text:style-name="T127">memoria </text:span><text:span text:style-name="T130">disponible en el entorno de trabajo</text:span><text:bookmark-end text:name="__RefHeading___Toc1661_1804902469"/></text:h>
      <text:h text:style-name="P16" text:outline-level="2"><text:bookmark-start text:name="__RefHeading___Toc1663_1804902469"/><text:span text:style-name="T148">1. </text:span>Descripción<text:bookmark-end text:name="__RefHeading___Toc1663_1804902469"/></text:h>
      <text:p text:style-name="P11"><text:span text:style-name="T12">E</text:span><text:span text:style-name="T10">sta página de ayuda introduce la forma en la que </text:span><text:span text:style-name="T3">R</text:span><text:span text:style-name="T10"> administra los requerimientos de memoria del entorno de trabajo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Contenido</text:p>
          </text:index-title>
          <text:p text:style-name="P15"><text:a xlink:type="simple" xlink:href="#__RefHeading___Toc1661_1804902469" text:style-name="Index_20_Link" text:visited-style-name="Index_20_Link"><text:span text:style-name="T13">La administración de memoria en R</text:span></text:a><text:a xlink:type="simple" xlink:href="#__RefHeading___Toc1661_1804902469" text:style-name="Index_20_Link" text:visited-style-name="Index_20_Link"><text:span text:style-name="T14"><text:tab/>1</text:span></text:a></text:p>
          <text:p text:style-name="P15"><text:a xlink:type="simple" xlink:href="#__RefHeading___Toc1663_1804902469" text:style-name="Index_20_Link" text:visited-style-name="Index_20_Link"><text:span text:style-name="T14">1. Descripción<text:tab/>1</text:span></text:a></text:p>
          <text:p text:style-name="P15"><text:a xlink:type="simple" xlink:href="#__RefHeading___Toc1665_1804902469" text:style-name="Index_20_Link" text:visited-style-name="Index_20_Link"><text:span text:style-name="T14">2. Detalles<text:tab/>1</text:span></text:a></text:p>
          <text:p text:style-name="P15"><text:a xlink:type="simple" xlink:href="#__RefHeading___Toc1667_1804902469" text:style-name="Index_20_Link" text:visited-style-name="Index_20_Link"><text:span text:style-name="T14">3. También véase<text:tab/>2</text:span></text:a></text:p>
          <text:p text:style-name="P15"><text:a xlink:type="simple" xlink:href="#__RefHeading___Toc2614_1804902469" text:style-name="Index_20_Link" text:visited-style-name="Index_20_Link"><text:span text:style-name="T14">4. Sobre la traducción<text:tab/>3</text:span></text:a></text:p>
          <text:p text:style-name="P15"><text:a xlink:type="simple" xlink:href="#__RefHeading___Toc1669_1804902469" text:style-name="Index_20_Link" text:visited-style-name="Index_20_Link"><text:span text:style-name="T14">5. Sobre la traducción<text:tab/>3</text:span></text:a></text:p>
        </text:index-body>
      </text:table-of-content>
      <text:h text:style-name="P16" text:outline-level="2"><text:bookmark-start text:name="__RefHeading___Toc1665_1804902469"/><text:span text:style-name="T148">2. </text:span>Detalles<text:bookmark-end text:name="__RefHeading___Toc1665_1804902469"/></text:h>
      <text:p text:style-name="P10"><text:span text:style-name="T115">El tamaño del entorno de trabajo de </text:span><text:span text:style-name="T18">R</text:span><text:span text:style-name="T107"> </text:span><text:span text:style-name="T115">variará </text:span><text:span text:style-name="T108">dependiendo de los objetos que sean creados en él</text:span><text:span text:style-name="T107">. </text:span><text:span text:style-name="T109">E</text:span><text:span text:style-name="T110">l lenguaje</text:span><text:span text:style-name="T111"> solicita</text:span><text:span text:style-name="T109">rá</text:span><text:span text:style-name="T111"> o libera</text:span><text:span text:style-name="T109">rá</text:span><text:span text:style-name="T111"> recursos de </text:span><text:span text:style-name="T112">la</text:span><text:span text:style-name="T111"> </text:span><text:span text:style-name="T117">memoria </text:span><text:span text:style-name="T118">virtual</text:span><text:span text:style-name="T111"> del sistema </text:span><text:span text:style-name="T110">conforme las operaciones </text:span><text:span text:style-name="T112">en el entorno de trabajo lo demand</text:span><text:span text:style-name="T109">e</text:span><text:span text:style-name="T112">n. </text:span><text:span text:style-name="T107">Existen opciones de la línea de comandos, rara vez utilizadas, para controlar el tamaño mínimo </text:span><text:span text:style-name="T114">de</text:span><text:span text:style-name="T113"> la asignación de memoria</text:span><text:span text:style-name="T107">, pero, </text:span><text:span text:style-name="T113">a diferencia de versiones anteriores de </text:span><text:span text:style-name="T21">R</text:span><text:span text:style-name="T113">,</text:span><text:span text:style-name="T107"> ya no </text:span><text:span text:style-name="T113">existen las opciones</text:span><text:span text:style-name="T107"> para controlar el tamaño máximo. </text:span></text:p>
      <text:p text:style-name="P19"><text:span text:style-name="T132">Al inici</text:span><text:span text:style-name="T136">o</text:span><text:span text:style-name="T135"> </text:span><text:span text:style-name="T136">de</text:span><text:span text:style-name="T132"> sesión, </text:span><text:span text:style-name="T23">R</text:span><text:span text:style-name="T132"> solicitará un bloque de memoria del sistema operativo y, </text:span><text:span text:style-name="T136">hasta cierto punto,</text:span><text:span text:style-name="T132"> </text:span><text:span text:style-name="T136">lo</text:span><text:span text:style-name="T132"> administrará por sí mismo</text:span><text:span text:style-name="T133"> </text:span><text:span text:style-name="T134">(Wickham 2014, </text:span><text:span text:style-name="T136">380</text:span><text:span text:style-name="T134">)</text:span><text:span text:style-name="T132">. </text:span><text:span text:style-name="T133">Cuando el bloque sea demasiado grande, </text:span><text:span text:style-name="T23">R</text:span><text:span text:style-name="T133"> dejará que el sistema operativo administre la memoria </text:span><text:span text:style-name="T135">de la aplicación </text:span><text:span text:style-name="T134">(Wickham 2014, </text:span><text:span text:style-name="T135">381</text:span><text:span text:style-name="T134">)</text:span><text:span text:style-name="T133">.</text:span><text:span text:style-name="T132"> </text:span><text:span text:style-name="T18">R</text:span><text:span text:style-name="T30"> </text:span><text:span text:style-name="T51">separa</text:span><text:span text:style-name="T53">rá</text:span><text:span text:style-name="T51"> este bloque en dos</text:span><text:span text:style-name="T30"> áreas: </text:span><text:span text:style-name="T51">una</text:span><text:span text:style-name="T30"> para los objetos de tamaño fijo </text:span><text:span text:style-name="T51">y otra para los objetos </text:span><text:span text:style-name="T31">de</text:span><text:span text:style-name="T30"> </text:span><text:span text:style-name="T31">tamaño </text:span><text:span text:style-name="T30">variable. Los </text:span><text:span text:style-name="T47">objetos de tamaño fijo </text:span><text:span text:style-name="T73">(</text:span><text:span text:style-name="T74">es decir, las funciones y componentes internos del lenguaje, como los árboles sintácticos, </text:span><text:span text:style-name="T73">etc.)</text:span><text:span text:style-name="T75"> </text:span><text:span text:style-name="T31">est</text:span><text:span text:style-name="T33">ará</text:span><text:span text:style-name="T31">n</text:span><text:span text:style-name="T30"> asignados </text:span><text:span text:style-name="T47">en</text:span><text:span text:style-name="T30"> un arreglo de </text:span><text:span text:style-name="T82">celdas cons</text:span><text:span text:style-name="T30"> </text:span><text:span text:style-name="T32">(</text:span><text:span text:style-name="T79">N</text:span><text:span text:style-name="T78">cells</text:span><text:span text:style-name="T32">)</text:span><text:span text:style-name="T30">. </text:span><text:span text:style-name="T33">En </text:span><text:span text:style-name="T26">Lisp</text:span><text:span text:style-name="T33">, lenguaje en cuya sintaxis está </text:span><text:span text:style-name="T37">basado</text:span><text:span text:style-name="T33"> </text:span><text:span text:style-name="T19">R</text:span><text:span text:style-name="T33">, las celdas cons </text:span><text:span text:style-name="T48">(</text:span><text:span text:style-name="T58">del</text:span><text:span text:style-name="T49"> inglés</text:span><text:span text:style-name="T48">, </text:span><text:span text:style-name="T80">construction</text:span><text:span text:style-name="T48">)</text:span><text:span text:style-name="T33"> </text:span><text:span text:style-name="T34">son </text:span><text:span text:style-name="T77">estructuras</text:span><text:span text:style-name="T34"> </text:span><text:span text:style-name="T35">de pares de elementos. El primer elemento contiene un valor u otro objeto, y el segundo </text:span><text:span text:style-name="T36">elemento</text:span><text:span text:style-name="T35"> contiene una referencia a </text:span><text:span text:style-name="T38">la siguiente celda</text:span><text:span text:style-name="T35">. Así, la concatenación de varias celdas cons </text:span><text:span text:style-name="T36">genera una </text:span><text:span text:style-name="T76">lista enlazada</text:span><text:span text:style-name="T36"> que </text:span><text:span text:style-name="T35">permite el almacenamiento </text:span><text:span text:style-name="T58">en serie </text:span><text:span text:style-name="T35">de componentes distintos en una misma </text:span><text:span text:style-name="T36">estructura</text:span><text:span text:style-name="T35">. </text:span><text:span text:style-name="T36">De este modo, e</text:span><text:span text:style-name="T35">n </text:span><text:span text:style-name="T20">R</text:span><text:span text:style-name="T35"> las celdas cons son l</text:span><text:span text:style-name="T47">as estructuras</text:span><text:span text:style-name="T35"> fundamentales </text:span><text:span text:style-name="T47">que contienen al</text:span><text:span text:style-name="T30"> lenguaje mismo</text:span><text:span text:style-name="T37">. </text:span><text:span text:style-name="T32">Cada celda cons ocupa</text:span><text:span text:style-name="T49">rá</text:span><text:span text:style-name="T32"> 28 </text:span><text:span text:style-name="T81">bytes</text:span><text:span text:style-name="T32"> </text:span><text:span text:style-name="T65">(octetos) </text:span><text:span text:style-name="T32">en una instalación de </text:span><text:span text:style-name="T22">R</text:span><text:span text:style-name="T32"> de 32 bits, y 56 </text:span><text:span text:style-name="T83">bytes</text:span><text:span text:style-name="T32"> en una instalación de 64 bits.</text:span><text:span text:style-name="T36"> </text:span><text:span text:style-name="T37">Los objetos de tamaño variable</text:span><text:span text:style-name="T30"> </text:span><text:span text:style-name="T48">serán</text:span><text:span text:style-name="T30"> </text:span><text:span text:style-name="T32">arrojados </text:span><text:span text:style-name="T49">a</text:span><text:span text:style-name="T65">l</text:span><text:span text:style-name="T48"> espacio de</text:span><text:span text:style-name="T46"> libre asignación</text:span><text:span text:style-name="T32"> </text:span><text:span text:style-name="T48">de memoria, denominado </text:span><text:span text:style-name="T65">usualmente como </text:span><text:span text:style-name="T83">el</text:span><text:span text:style-name="T48"> </text:span><text:span text:style-name="T80">montón</text:span><text:span text:style-name="T49">, </text:span><text:span text:style-name="T58">que consiste</text:span><text:span text:style-name="T48"> en un </text:span><text:span text:style-name="T49">arreglo de</text:span><text:span text:style-name="T48"> </text:span><text:span text:style-name="T78">celdas </text:span><text:span text:style-name="T81">vector</text:span><text:span text:style-name="T32"> (</text:span><text:span text:style-name="T78">Vcells</text:span><text:span text:style-name="T32">) de 8 </text:span><text:span text:style-name="T83">bytes</text:span><text:span text:style-name="T32"> cada una.</text:span></text:p>
      <text:p text:style-name="P20"><text:span text:style-name="T40">Actualmente, </text:span><text:span text:style-name="T41">l</text:span><text:span text:style-name="T40">os valores configuración inicial </text:span><text:span text:style-name="T69">de número de celdas cons es</text:span><text:span text:style-name="T40"> de 350 000, y 6 MB </text:span><text:span text:style-name="T42">para el </text:span><text:span text:style-name="T39">montón de</text:span><text:span text:style-name="T46"> </text:span><text:span text:style-name="T53">celdas vector</text:span><text:span text:style-name="T40">. Adviértase que </text:span><text:span text:style-name="T43">los valores de</text:span><text:span text:style-name="T40"> </text:span><text:span text:style-name="T42">estas</text:span><text:span text:style-name="T40"> áreas realmente no están asignad</text:span><text:span text:style-name="T43">o</text:span><text:span text:style-name="T40">s </text:span><text:span text:style-name="T43">desde el</text:span><text:span text:style-name="T40"> inicio, </text:span><text:span text:style-name="T44">sino que son las medidas para </text:span><text:span text:style-name="T45">desencadenar la </text:span><text:span text:style-name="T50">operación de</text:span><text:span text:style-name="T45"> </text:span><text:span text:style-name="T138">recolección de basura.</text:span><text:span text:style-name="T45"> </text:span><text:soft-page-break/><text:span text:style-name="T59">La recolección de basura es una operación del lenguaje que</text:span><text:span text:style-name="T52"> consiste en ceder </text:span><text:span text:style-name="T59">o solicitar más recursos de </text:span><text:span text:style-name="T52">memoria al sistema operativo. </text:span><text:span text:style-name="T59">Lo primero ocurrirá</text:span><text:span text:style-name="T52"> cuando un objeto </text:span><text:span text:style-name="T59">ya no tenga nombres que apunten hacia él; lo segundo, cuando el tamaño de un bloque sea insuficiente para almacenar un objeto</text:span><text:span text:style-name="T52">.</text:span><text:span text:style-name="T45"> </text:span></text:p>
      <text:p text:style-name="P20"><text:span text:style-name="T59">Los</text:span><text:span text:style-name="T45"> valores </text:span><text:span text:style-name="T59">de las áreas</text:span><text:span text:style-name="T45"> </text:span><text:span text:style-name="T71">de memoria </text:span><text:span text:style-name="T59">podrán</text:span><text:span text:style-name="T45"> configurarse</text:span><text:span text:style-name="T94"> </text:span><text:span text:style-name="T95">al </text:span><text:span text:style-name="T96">arrancar</text:span><text:span text:style-name="T95"> </text:span><text:span text:style-name="T16">R</text:span><text:span text:style-name="T95"> </text:span><text:span text:style-name="T97">desde la línea de comandos con las opciones </text:span><text:span text:style-name="T87">--</text:span><text:span text:style-name="T88">min-nsize</text:span><text:span text:style-name="T45"> y </text:span><text:span text:style-name="T88">--min—vsize</text:span><text:span text:style-name="T98">.</text:span><text:span text:style-name="T98"> Cuando estas opciones no estén disponibles, en su lugar </text:span><text:span text:style-name="T116">se</text:span><text:span text:style-name="T98"> podrá</text:span><text:span text:style-name="T116">n</text:span><text:span text:style-name="T98"> utilizar las variables de entorno </text:span><text:span text:style-name="T84">R_NSIZE</text:span><text:span text:style-name="T98"> y </text:span><text:span text:style-name="T84">R_VSIZE</text:span><text:span text:style-name="T98">. </text:span><text:span text:style-name="T96">A partir de </text:span><text:span text:style-name="T99">est</text:span><text:span text:style-name="T101">os valores</text:span><text:span text:style-name="T99">,</text:span><text:span text:style-name="T96"> </text:span><text:span text:style-name="T17">R</text:span><text:span text:style-name="T96"> expandirá o contraerá </text:span><text:span text:style-name="T101">el</text:span><text:span text:style-name="T99"> tamaño</text:span><text:span text:style-name="T96"> </text:span><text:span text:style-name="T101">del bloque </text:span><text:span text:style-name="T96">dependiendo de</text:span><text:span text:style-name="T99">l</text:span><text:span text:style-name="T96"> uso, aunque nunca </text:span><text:span text:style-name="T97">lo hará </text:span><text:span text:style-name="T96">por debajo de los valores iniciales. </text:span><text:span text:style-name="T97">Del mismo modo,</text:span><text:span text:style-name="T96"> </text:span><text:span text:style-name="T97">e</text:span><text:span text:style-name="T96">l tamaño máximo del </text:span><text:span text:style-name="T100">montón</text:span><text:span text:style-name="T96"> </text:span><text:span text:style-name="T97">de </text:span><text:span text:style-name="T105">celdas vector</text:span><text:span text:style-name="T96"> podrá ser establecido por la variable de entorno </text:span><text:span text:style-name="T85">R_MAX_VSIZE</text:span><text:span text:style-name="T96">.</text:span></text:p>
      <text:p text:style-name="P6"><text:span text:style-name="T42">El</text:span><text:span text:style-name="T54"> tiempo </text:span><text:span text:style-name="T42">que </text:span><text:span text:style-name="T24">R</text:span><text:span text:style-name="T42"> </text:span><text:span text:style-name="T54">invertirá en la </text:span><text:span text:style-name="T139">recolección de basura</text:span><text:span text:style-name="T54"> dependerá de </text:span><text:span text:style-name="T42">los</text:span><text:span text:style-name="T54"> valores de la configuración inicial y </text:span><text:span text:style-name="T55">d</text:span><text:span text:style-name="T54">el </text:span><text:span text:style-name="T42">balance que</text:span><text:span text:style-name="T54"> </text:span><text:span text:style-name="T43">el </text:span><text:span text:style-name="T54">administrador de memoria </text:span><text:span text:style-name="T55">haga</text:span><text:span text:style-name="T54"> entre la expansión de </text:span><text:span text:style-name="T63">las </text:span><text:span text:style-name="T54">áreas </text:span><text:span text:style-name="T56">y </text:span><text:span text:style-name="T42">la </text:span><text:span text:style-name="T60">cesión de memoria al sistema operativo</text:span><text:span text:style-name="T54">. </text:span><text:span text:style-name="T43">La estrategia usada para la expansión podrá especificarse al configurar la variable de entorno </text:span><text:span text:style-name="T86">R_GC_MEM_GROW</text:span><text:span text:style-name="T99"> con valor</text:span><text:span text:style-name="T106">es</text:span><text:span text:style-name="T99"> entero</text:span><text:span text:style-name="T106">s </text:span><text:span text:style-name="T102">inclusivo</text:span><text:span text:style-name="T106">s</text:span><text:span text:style-name="T99"> entre 0 y 3. Esta variable </text:span><text:span text:style-name="T103">será</text:span><text:span text:style-name="T99"> leída </text:span><text:span text:style-name="T103">al</text:span><text:span text:style-name="T99"> arranque. Los valores más altos acrecentarán más agresivamente el </text:span><text:span text:style-name="T102">montón</text:span><text:span text:style-name="T99">, </text:span><text:span text:style-name="T104">lo que reducirá el tiempo dedicado a la recolección </text:span><text:span text:style-name="T102">de basura</text:span><text:span text:style-name="T104"> pero permitirá utilizar más recursos de memoria.</text:span></text:p>
      <text:p text:style-name="P7"><text:span text:style-name="T56">La usuaria podrá </text:span><text:span text:style-name="T60">conocer</text:span><text:span text:style-name="T56"> el </text:span><text:span text:style-name="T72">estado actual</text:span><text:span text:style-name="T56"> de </text:span><text:span text:style-name="T72">la </text:span><text:span text:style-name="T56">memoria, </text:span><text:span text:style-name="T61">en número de celdas y megabytes,</text:span><text:span text:style-name="T56"> </text:span><text:span text:style-name="T61">tanto </text:span><text:span text:style-name="T60">para </text:span><text:span text:style-name="T61">las</text:span><text:span text:style-name="T60"> celdas </text:span><text:span text:style-name="T61">cons como para la celdas vector</text:span><text:span text:style-name="T56"> por medio de la función </text:span><text:span text:style-name="T142">gc</text:span><text:span text:style-name="T89">()</text:span><text:span text:style-name="T56">. Advierta que </text:span><text:span text:style-name="T57">después de invocar </text:span><text:span text:style-name="T62">la función</text:span><text:span text:style-name="T57"> </text:span><text:span text:style-name="T90">gcinfo(</text:span><text:span text:style-name="T91">verbose = </text:span><text:span text:style-name="T90">TRUE)</text:span><text:span text:style-name="T57">, </text:span><text:span text:style-name="T62">se desplegarán en pantalla</text:span><text:span text:style-name="T57"> las estadísticas de utilización de memoria </text:span><text:span text:style-name="T62">cada que el mecanismo automático de recolección de basura se active</text:span><text:span text:style-name="T57">.</text:span></text:p>
      <text:p text:style-name="P8"><text:span text:style-name="T57">La opción de </text:span><text:span text:style-name="T66">la</text:span><text:span text:style-name="T57"> línea de comandos </text:span><text:span text:style-name="T90">--max-ppsize</text:span><text:span text:style-name="T57"> controla</text:span><text:span text:style-name="T67">rá</text:span><text:span text:style-name="T57"> la medida máxima de la pila de protección del puntero. Est</text:span><text:span text:style-name="T70">a</text:span><text:span text:style-name="T57"> t</text:span><text:span text:style-name="T70">endrá</text:span><text:span text:style-name="T57"> un valor predeterminado de 50 000, pero </text:span><text:span text:style-name="T72">podrá</text:span><text:span text:style-name="T57"> incrementarse para permitir </text:span><text:span text:style-name="T72">tareas de</text:span><text:span text:style-name="T57"> recursión profunda </text:span><text:span text:style-name="T72">para</text:span><text:span text:style-name="T57"> la realización de cálculos grandes y complicados. Advierta que las partes del proceso de recolección de basura ocurren </text:span><text:span text:style-name="T68">por completo</text:span><text:span text:style-name="T57"> a través de la pila </text:span><text:span text:style-name="T68">reservada</text:span><text:span text:style-name="T57"> de protección del puntero </text:span><text:span text:style-name="T68">y, por lo tanto, se volverá más lenta cuando su tamaño se incremente. Actualmente el máximo valor admitido es de 500 000.</text:span></text:p>
      <text:h text:style-name="P16" text:outline-level="2"><text:bookmark-start text:name="__RefHeading___Toc1667_1804902469"/><text:span text:style-name="T148">3. </text:span>También véase<text:bookmark-end text:name="__RefHeading___Toc1667_1804902469"/></text:h>
      <text:p text:style-name="P9"><text:span text:style-name="T64">El manual </text:span><text:span text:style-name="T141">Una introducción a R</text:span><text:span text:style-name="T28"> para </text:span><text:span text:style-name="T64">conocer </text:span><text:span text:style-name="T28">más </text:span><text:span text:style-name="T64">sobre las </text:span><text:span text:style-name="T28">opciones de la línea de comandos.</text:span></text:p>
      <text:p text:style-name="P4"><text:span text:style-name="T28">L</text:span><text:span text:style-name="T64">a página de ayuda sobre los</text:span><text:span text:style-name="T28"> </text:span><text:span text:style-name="T140">límites de memoria</text:span><text:span text:style-name="T28"> para las limitaciones de diseño </text:span><text:span text:style-name="T65">de las diferentes arquitecturas de sistema</text:span><text:span text:style-name="T28">.</text:span></text:p>
      <text:p text:style-name="P4"><text:span text:style-name="T28">La </text:span><text:span text:style-name="T64">página de ayuda de la </text:span><text:span text:style-name="T28">función </text:span><text:span text:style-name="T143">gc</text:span><text:span text:style-name="T92">()</text:span><text:span text:style-name="T28"> para más información acerca del recolector de basura y de la utilización total de </text:span><text:span text:style-name="T64">la</text:span><text:span text:style-name="T28"> memoria. La función </text:span><text:span text:style-name="T143">object.size</text:span><text:span text:style-name="T92">()</text:span><text:span text:style-name="T28"> para el tamaño aproximado de un objeto en </text:span><text:span text:style-name="T25">R</text:span><text:span text:style-name="T28"> y la función </text:span><text:span text:style-name="T143">memory.profile</text:span><text:span text:style-name="T92">()</text:span><text:span text:style-name="T28"> para </text:span><text:span text:style-name="T29">obtener </text:span><text:span text:style-name="T65">el</text:span><text:span text:style-name="T29"> perfil de la utilización de las celdas cons.</text:span></text:p>
      <text:h text:style-name="P18" text:outline-level="2"><text:bookmark-start text:name="__RefHeading___Toc2614_1804902469"/><text:soft-page-break/><text:span text:style-name="T4">4. </text:span><text:span text:style-name="T7">Referencias</text:span><text:bookmark-end text:name="__RefHeading___Toc2614_1804902469"/></text:h>
      <text:p text:style-name="P17"><text:span text:style-name="T149">Wickham, Hadley. </text:span><text:span text:style-name="T151">Advanced R</text:span><text:span text:style-name="T149">. N</text:span><text:span text:style-name="T150">ueva</text:span><text:span text:style-name="T149"> York: Chapman and Hall/CRC, 2014. </text:span><text:a xlink:type="simple" xlink:href="https://doi.org/10.1201/b17487" text:style-name="Internet_20_link" text:visited-style-name="Visited_20_Internet_20_Link"><text:span text:style-name="T153">https://doi.org/10.1201/b17487</text:span></text:a><text:span text:style-name="T152">.</text:span></text:p>
      <text:h text:style-name="Heading_20_2" text:outline-level="2"><text:bookmark-start text:name="__RefHeading___Toc1669_1804902469"/><text:span text:style-name="T5">5</text:span><text:span text:style-name="T4">. </text:span><text:span text:style-name="T6">Sobre la traducción</text:span><text:bookmark-end text:name="__RefHeading___Toc1669_1804902469"/></text:h>
      <text:p text:style-name="P13"><text:span text:style-name="T119">La traducci</text:span><text:span text:style-name="T120">ón al español de esta página de ayuda fue actualizada el </text:span><text:span text:style-name="T121">25</text:span><text:span text:style-name="T120"> de </text:span><text:span text:style-name="T122">enero</text:span><text:span text:style-name="T120"> de 202</text:span><text:span text:style-name="T122">2</text:span><text:span text:style-name="T120"> y está basada en la documentación original de </text:span><text:span text:style-name="T27">R</text:span><text:span text:style-name="T120"> en inglés para la versión </text:span><text:span text:style-name="T144">4.</text:span><text:span text:style-name="T145">1</text:span><text:span text:style-name="T144">.</text:span><text:span text:style-name="T146">0</text:span><text:span text:style-name="T120">. La revisión técnica todavía no ha sido realizada. Si deseas participar realizando la revisión técnica o sugiriendo mejoras gramaticales, ortográficas </text:span><text:span text:style-name="T122">o </text:span><text:span text:style-name="T120">estilísticas al texto, por favor dirígete a la página del proyecto en: </text:span><text:a xlink:type="simple" xlink:href="https://github.com/sicabi/documentacionR" text:style-name="Internet_20_link" text:visited-style-name="Visited_20_Internet_20_Link"><text:span text:style-name="T137">https://github.com/sicabi/documentacionR</text:span></text:a><text:span text:style-name="T120">. Toda contribución será atribuida a la persona que la realice.</text:span></text:p>
      <text:p text:style-name="P12">_________________________________________________________________________________</text:p>
      <text:p text:style-name="P14"><text:span text:style-name="T123">[P</text:span><text:span text:style-name="T124">aquete</text:span><text:span text:style-name="T123"> </text:span><text:span text:style-name="Emphasis"><text:span text:style-name="T93">base</text:span></text:span><text:span text:style-name="Emphasis"><text:span text:style-name="T126"> </text:span></text:span><text:span text:style-name="T123">versión </text:span><text:span text:style-name="T122">4</text:span><text:span text:style-name="T123">.</text:span><text:span text:style-name="T125">1</text:span><text:span text:style-name="T123">.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1" fo:font-size="12pt" officeooo:paragraph-rsid="005b8ac8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1" fo:font-size="10pt" officeooo:rsid="0017c22f" style:font-size-asian="10pt" style:font-size-complex="10pt"/>
    </style:style>
    <style:style style:name="MT2" style:family="text">
      <style:text-properties fo:color="#808080" loext:opacity="100%" style:font-name="Liberation Mono1" fo:font-size="9pt" officeooo:rsid="00459872" style:font-size-asian="9pt" style:font-size-complex="9pt"/>
    </style:style>
    <style:style style:name="MT3" style:family="text">
      <style:text-properties fo:font-size="9pt" officeooo:rsid="0017c22f" style:font-size-asian="9pt" style:font-size-complex="9pt"/>
    </style:style>
    <style:style style:name="MT4" style:family="text">
      <style:text-properties fo:font-size="10pt" officeooo:rsid="001d7d27" style:font-size-asian="10pt" style:font-size-complex="10pt"/>
    </style:style>
    <style:style style:name="MT5" style:family="text">
      <style:text-properties style:font-name="Liberation Sans" fo:font-size="10pt" officeooo:rsid="0017c22f" style:font-size-asian="10pt" style:font-size-complex="10pt"/>
    </style:style>
    <style:style style:name="MT6" style:family="text">
      <style:text-properties fo:font-variant="normal" fo:text-transform="none" fo:color="#808080" loext:opacity="100%" fo:font-size="11pt" fo:letter-spacing="normal" fo:font-style="normal" fo:font-weight="bold" officeooo:rsid="000949d1" style:font-size-asian="11pt" style:font-weight-asian="bold" style:font-size-complex="11pt" style:font-weight-complex="bold"/>
    </style:style>
    <style:style style:name="MT7" style:family="text">
      <style:text-properties fo:color="#4169e1" loext:opacity="100%" style:font-name="Liberation Sans" fo:font-size="10pt" fo:font-weight="bold" officeooo:rsid="001d7d27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emory {base} </text:span><text:span text:style-name="MT2">Memoria</text:span><text:span text:style-name="MT3"><text:tab/><text:tab/><text:tab/><text:tab/><text:tab/><text:tab/><text:tab/> <text:s text:c="4"/></text:span><text:span text:style-name="MT4">D</text:span><text:span text:style-name="MT5">ocumentación de </text:span><text:span text:style-name="MT6">R</text:span><text:span text:style-name="MT5"> </text:span><text:span text:style-name="MT7">4.1.0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3T11:14:34.586569853</meta:creation-date>
    <dc:date>2022-05-10T14:41:12.130209349</dc:date>
    <meta:editing-duration>PT16H41M36S</meta:editing-duration>
    <meta:editing-cycles>64</meta:editing-cycles>
    <meta:generator>LibreOffice/7.3.2.2$MacOSX_X86_64 LibreOffice_project/49f2b1bff42cfccbd8f788c8dc32c1c309559be0</meta:generator>
    <meta:document-statistic meta:table-count="0" meta:image-count="0" meta:object-count="0" meta:page-count="3" meta:paragraph-count="30" meta:word-count="1014" meta:character-count="6203" meta:non-whitespace-character-count="5210"/>
  </office:meta>
</office:document-meta>
</file>